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Character Assets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ach basemesh file includes a body type, and cut down pieces of that same body part which are the s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 every way. This is to make it easier to make multiple meshes of the same character wearing different clothe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lly when I make a person wearing clothing, I design each piece of clothing and save it in a file for possi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use later. I then combine the clothes with parts of the bod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ach basemesh file also contains a metarig which has already been edited to fit the body in that file, so the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uldn't be mixed. Of course, you will likely edit the body type, and will need to edit the metarig again to make it fit,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 starting with a closer metarig saves tim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basemeshes are unstyled, but you will want to assign materials as placeholders to be filled in later. My sty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ention is that such materials always begin with a “z” and the characters last nam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haracters who have been set to style are assigned to a directory subfolder under that style, while basemeshes a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ed under the Unfinished director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le base v1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ase for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pper teet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wer teet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eft ey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ight ey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ongu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lothing male v1 shirt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lothing male v1 lower body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pants for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ock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eel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oe base for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le base v2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ase for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pper teet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ower teet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eft ey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ight eye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17:31:41.113631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0:16:03.007716091</meta:creation-date>
    <dc:date>2015-09-05T17:38:35.030946722</dc:date>
    <meta:editing-duration>PT20M4S</meta:editing-duration>
    <meta:editing-cycles>3</meta:editing-cycles>
    <meta:generator>LibreOffice/4.2.8.2$Linux_X86_64 LibreOffice_project/420m0$Build-2</meta:generator>
    <meta:document-statistic meta:table-count="1" meta:cell-count="31" meta:object-count="0"/>
  </office:meta>
</office:document-meta>
</file>